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000000"/>
    </style:style>
    <style:style style:name="gr2" style:family="graphic" style:parent-style-name="standard">
      <style:graphic-properties draw:stroke="none" svg:stroke-width="0.035cm" draw:stroke-linejoin="miter" draw:fill="solid" draw:fill-color="#2b3990"/>
    </style:style>
    <style:style style:name="gr3" style:family="graphic" style:parent-style-name="standard">
      <style:graphic-properties draw:stroke="none" svg:stroke-width="0.071cm" draw:stroke-linejoin="miter" draw:fill="solid" draw:fill-color="#2b3990"/>
    </style:style>
  </office:automatic-styles>
  <office:body>
    <office:drawing>
      <draw:page draw:name="page1" draw:style-name="dp1" draw:master-page-name="Default">
        <draw:path draw:style-name="gr1" draw:layer="layout" svg:width="0.222cm" svg:height="0.26cm" svg:x="2.682cm" svg:y="10.031cm" svg:viewBox="0 0 223 261" svg:d="m190 168 33 9c-7 27-19 48-38 63-18 14-40 21-66 21-28 0-50-5-67-16-17-12-30-28-39-49s-13-43-13-67c0-27 5-50 15-69 10-20 24-35 43-45s39-15 61-15c25 0 47 6 64 19s29 31 36 55l-33 7c-6-18-14-31-25-40-12-8-26-12-42-12-20 0-36 4-49 14-13 9-22 21-28 37-5 16-8 32-8 49 0 21 4 40 10 56s16 28 29 36 28 12 43 12c19 0 35-6 48-17 12-10 21-26 26-48z">
          <text:p/>
        </draw:path>
        <draw:path draw:style-name="gr1" draw:layer="layout" svg:width="0.166cm" svg:height="0.105cm" svg:x="3.037cm" svg:y="10.111cm" svg:viewBox="0 0 167 106" svg:d="m167 29h-167v-29h167zm0 77h-167v-29h167z">
          <text:p/>
        </draw:path>
        <draw:path draw:style-name="gr1" draw:layer="layout" svg:width="0.092cm" svg:height="0.253cm" svg:x="3.36cm" svg:y="10.034cm" svg:viewBox="0 0 93 254" svg:d="m93 254h-31v-198c-7 7-17 14-29 21s-23 13-33 16v-30c17-8 32-18 45-29 13-12 23-23 28-34h20z">
          <text:p/>
        </draw:path>
        <draw:path draw:style-name="gr1" draw:layer="layout" svg:width="0.164cm" svg:height="0.257cm" svg:x="3.532cm" svg:y="10.034cm" svg:viewBox="0 0 165 258" svg:d="m0 129c0-30 3-54 9-72s16-32 28-42 27-15 45-15c14 0 26 3 36 8 10 6 19 13 25 24 7 10 12 23 16 37 4 15 6 35 6 60 0 30-3 53-9 72-7 18-16 32-28 42s-27 15-46 15c-24 0-43-9-57-26-17-21-25-56-25-103zm32 0c0 41 5 69 14 83 10 14 22 20 36 20 15 0 27-7 36-20 10-14 15-42 15-83 0-42-5-69-15-83-9-14-22-20-36-20s-26 6-34 18c-11 15-16 44-16 85z">
          <text:p/>
        </draw:path>
        <draw:path draw:style-name="gr1" draw:layer="layout" svg:width="0.164cm" svg:height="0.257cm" svg:x="3.728cm" svg:y="10.034cm" svg:viewBox="0 0 165 258" svg:d="m0 129c0-30 3-54 9-72s16-32 28-42 27-15 45-15c14 0 26 3 36 8 10 6 19 13 25 24 7 10 12 23 16 37 4 15 6 35 6 60 0 30-3 53-9 72-7 18-16 32-28 42s-27 15-46 15c-24 0-43-9-57-26-17-21-25-56-25-103zm32 0c0 41 5 69 14 83 10 14 22 20 36 20 15 0 27-7 36-20 10-14 15-42 15-83 0-42-5-69-15-83-9-14-22-20-36-20s-26 6-34 18c-11 15-16 44-16 85z">
          <text:p/>
        </draw:path>
        <draw:path draw:style-name="gr1" draw:layer="layout" svg:width="0.24cm" svg:height="0.252cm" svg:x="2.691cm" svg:y="10.424cm" svg:viewBox="0 0 241 253" svg:d="m0 253v-253h50l60 179c6 16 10 29 12 37 3-9 7-23 14-40l60-176h45v253h-32v-212l-74 212h-30l-73-215v215z">
          <text:p/>
        </draw:path>
        <draw:path draw:style-name="gr1" draw:layer="layout" svg:width="0.166cm" svg:height="0.105cm" svg:x="3.076cm" svg:y="10.499cm" svg:viewBox="0 0 167 106" svg:d="m167 29h-167v-29h167zm0 77h-167v-29h167z">
          <text:p/>
        </draw:path>
        <draw:path draw:style-name="gr1" draw:layer="layout" svg:width="0.165cm" svg:height="0.257cm" svg:x="3.375cm" svg:y="10.423cm" svg:viewBox="0 0 166 258" svg:d="m5 195 29-3c3 14 8 25 15 31s16 9 27 9c10 0 18-2 25-6 8-5 13-10 18-18 5-7 8-17 12-29 3-13 4-25 4-38 0-1 0-4 0-6-6 10-15 18-25 24-11 6-23 9-35 9-21 0-39-8-53-23-15-15-22-35-22-60s8-46 23-62c15-15 34-23 56-23 17 0 32 4 45 13 14 9 24 22 31 38s11 40 11 71c0 32-3 58-10 77s-18 34-32 44-30 15-48 15c-20 0-36-6-49-17-12-11-20-26-22-46zm127-111c0-18-5-32-15-43-9-10-20-15-34-15s-26 5-36 17c-10 11-15 25-15 43 0 16 5 29 14 39 10 11 22 16 36 16 15 0 26-5 36-16 9-10 14-24 14-41z">
          <text:p/>
        </draw:path>
        <draw:path draw:style-name="gr1" draw:layer="layout" svg:width="0.166cm" svg:height="0.252cm" svg:x="3.571cm" svg:y="10.427cm" svg:viewBox="0 0 167 253" svg:d="m0 183 33-3c2 16 8 28 16 36 9 8 20 12 32 12 15 0 28-6 38-17s16-26 16-45c0-17-5-31-15-42-10-10-23-15-39-15-10 0-19 2-27 7-8 4-15 10-19 17l-29-3 24-130h126v30h-101l-14 68c15-11 31-16 48-16 22 0 41 7 56 23 15 15 22 34 22 58 0 23-6 43-20 60-16 20-38 30-66 30-23 0-42-6-56-19-15-13-23-30-25-51z">
          <text:p/>
        </draw:path>
        <draw:path draw:style-name="gr1" draw:layer="layout" svg:width="0.231cm" svg:height="0.252cm" svg:x="2.665cm" svg:y="10.812cm" svg:viewBox="0 0 232 253" svg:d="m97 253v-107l-97-146h41l49 76c10 14 18 29 26 43 8-13 17-28 28-45l49-74h39l-101 146v107z">
          <text:p/>
        </draw:path>
        <draw:path draw:style-name="gr1" draw:layer="layout" svg:width="0.166cm" svg:height="0.105cm" svg:x="3.011cm" svg:y="10.887cm" svg:viewBox="0 0 167 106" svg:d="m167 29h-167v-29h167zm0 77h-167v-29h167z">
          <text:p/>
        </draw:path>
        <draw:path draw:style-name="gr1" draw:layer="layout" svg:width="0.166cm" svg:height="0.252cm" svg:x="3.31cm" svg:y="10.815cm" svg:viewBox="0 0 167 253" svg:d="m0 183 33-3c2 16 8 28 16 36 9 8 20 12 32 12 15 0 28-6 38-17s16-26 16-45c0-17-5-31-15-42-10-10-23-15-39-15-10 0-19 2-27 7-8 4-15 10-19 17l-29-3 24-130h126v30h-101l-14 68c15-11 31-16 48-16 22 0 41 7 56 23 15 15 22 34 22 58 0 23-6 43-20 60-16 20-38 30-66 30-23 0-42-6-56-19-15-13-23-30-25-51z">
          <text:p/>
        </draw:path>
        <draw:polygon draw:style-name="gr1" draw:layer="layout" svg:width="0.208cm" svg:height="0.252cm" svg:x="2.69cm" svg:y="11.2cm" svg:viewBox="0 0 209 253" draw:points="0,253 0,0 33,0 33,125 159,0 204,0 98,102 209,253 165,253 75,125 33,165 33,253">
          <text:p/>
        </draw:polygon>
        <draw:path draw:style-name="gr1" draw:layer="layout" svg:width="0.166cm" svg:height="0.105cm" svg:x="3.017cm" svg:y="11.275cm" svg:viewBox="0 0 167 106" svg:d="m167 29h-167v-29h167zm0 77h-167v-29h167z">
          <text:p/>
        </draw:path>
        <draw:path draw:style-name="gr1" draw:layer="layout" svg:width="0.164cm" svg:height="0.257cm" svg:x="3.316cm" svg:y="11.199cm" svg:viewBox="0 0 165 258" svg:d="m0 129c0-30 3-54 9-72s16-32 28-42 27-15 45-15c14 0 26 3 36 8 10 6 19 13 25 24 7 10 12 23 16 37 4 15 6 35 6 60 0 30-3 53-9 72-7 18-16 32-28 42s-27 15-46 15c-24 0-43-9-57-26-17-21-25-56-25-103zm32 0c0 41 5 69 14 83 10 14 22 20 36 20 15 0 27-7 36-20 10-14 15-42 15-83 0-42-5-69-15-83-9-14-22-20-36-20s-26 6-34 18c-11 15-16 44-16 85z">
          <text:p/>
        </draw:path>
        <draw:path draw:style-name="gr1" draw:layer="layout" svg:width="0.222cm" svg:height="0.252cm" svg:x="5.06cm" svg:y="10.23cm" svg:viewBox="0 0 223 253" svg:d="m0 253v-253h112c22 0 40 2 51 7 12 4 21 12 28 24 7 11 11 24 11 38 0 18-6 33-17 45-12 12-30 20-54 24 9 4 15 8 20 12 10 9 19 20 28 34l44 68h-42l-34-52c-10-15-18-27-24-35s-12-14-17-17-10-5-15-6c-4-1-10-2-19-2h-39v113zm33-142h72c16 0 27-1 36-4s15-9 20-15c4-7 6-15 6-23 0-12-4-22-13-30-8-7-22-11-41-11h-80z">
          <text:p/>
        </draw:path>
        <draw:path draw:style-name="gr1" draw:layer="layout" svg:width="0.166cm" svg:height="0.105cm" svg:x="5.405cm" svg:y="10.305cm" svg:viewBox="0 0 167 106" svg:d="m167 29h-167v-29h167zm0 77h-167v-29h167z">
          <text:p/>
        </draw:path>
        <draw:path draw:style-name="gr1" draw:layer="layout" svg:width="0.174cm" svg:height="0.252cm" svg:x="5.694cm" svg:y="10.23cm" svg:viewBox="0 0 175 253" svg:d="m110 253v-61h-110v-28l115-164h26v164h34v28h-34v61zm0-89v-114l-80 114z">
          <text:p/>
        </draw:path>
        <draw:path draw:style-name="gr1" draw:layer="layout" svg:width="0.164cm" svg:height="0.257cm" svg:x="5.9cm" svg:y="10.229cm" svg:viewBox="0 0 165 258" svg:d="m0 187 31-4c4 17 10 30 18 38 9 7 19 11 31 11 15 0 27-5 37-15s16-23 16-37c0-15-5-26-14-36-10-9-22-14-36-14-6 0-13 2-22 4l4-27c2 0 3 0 5 0 13 0 25-3 35-10 11-7 16-18 16-32 0-11-4-21-11-28-8-8-18-12-30-12s-22 4-30 12c-8 7-14 19-16 34l-31-6c4-20 13-36 26-48 13-11 30-17 50-17 14 0 27 3 38 9 12 6 21 14 27 24s9 21 9 33c0 11-3 21-9 29-6 9-14 17-26 22 15 3 27 10 35 21s12 25 12 41c0 22-8 41-24 56s-36 23-61 23c-22 0-40-7-55-20s-23-30-25-51z">
          <text:p/>
        </draw:path>
        <draw:path draw:style-name="gr1" draw:layer="layout" svg:width="0.233cm" svg:height="0.26cm" svg:x="5.051cm" svg:y="10.613cm" svg:viewBox="0 0 234 261" svg:d="m127 158v-30h107v94c-17 13-34 23-51 29-18 7-36 10-54 10-25 0-47-5-68-16-20-10-35-26-46-46-10-20-15-42-15-67s5-48 15-69c11-21 25-37 45-48 19-10 41-15 66-15 19 0 35 3 50 9s26 14 35 25c8 10 14 24 19 41l-30 8c-4-13-9-23-14-30-6-7-14-13-25-18-10-4-22-6-34-6-16 0-29 2-40 7-11 4-20 10-27 18s-12 16-16 25c-6 16-9 33-9 51 0 22 3 41 11 56s19 27 34 34 31 11 47 11c15 0 29-3 43-8 13-6 24-12 31-18v-47z">
          <text:p/>
        </draw:path>
        <draw:path draw:style-name="gr1" draw:layer="layout" svg:width="0.166cm" svg:height="0.105cm" svg:x="5.425cm" svg:y="10.693cm" svg:viewBox="0 0 167 106" svg:d="m167 29h-167v-29h167zm0 77h-167v-29h167z">
          <text:p/>
        </draw:path>
        <draw:path draw:style-name="gr1" draw:layer="layout" svg:width="0.166cm" svg:height="0.252cm" svg:x="5.724cm" svg:y="10.621cm" svg:viewBox="0 0 167 253" svg:d="m0 183 33-3c2 16 8 28 16 36 9 8 20 12 32 12 15 0 28-6 38-17s16-26 16-45c0-17-5-31-15-42-10-10-23-15-39-15-10 0-19 2-27 7-8 4-15 10-19 17l-29-3 24-130h126v30h-101l-14 68c15-11 31-16 48-16 22 0 41 7 56 23 15 15 22 34 22 58 0 23-6 43-20 60-16 20-38 30-66 30-23 0-42-6-56-19-15-13-23-30-25-51z">
          <text:p/>
        </draw:path>
        <draw:path draw:style-name="gr1" draw:layer="layout" svg:width="0.162cm" svg:height="0.248cm" svg:x="5.922cm" svg:y="10.621cm" svg:viewBox="0 0 163 249" svg:d="m0 30v-30h163v24c-16 17-32 40-47 68-16 29-28 58-37 88-6 21-10 44-12 69h-32c1-20 5-44 12-72 8-28 18-55 32-81s29-48 45-66z">
          <text:p/>
        </draw:path>
        <draw:path draw:style-name="gr1" draw:layer="layout" svg:width="0.19cm" svg:height="0.252cm" svg:x="5.058cm" svg:y="11.006cm" svg:viewBox="0 0 191 253" svg:d="m0 253v-253h95c19 0 35 3 46 8 12 5 21 13 28 23 6 11 9 22 9 34 0 10-2 21-8 30-6 10-15 17-27 23 15 5 27 12 35 23 9 11 13 24 13 38 0 12-3 23-8 33s-11 18-18 24c-8 5-17 9-28 12s-25 4-41 4h-96zm33-147h55c15 0 25-1 32-3 8-2 15-7 19-12 4-6 7-14 7-22 0-9-2-16-6-23-4-6-10-10-18-13-7-2-20-3-38-3h-51zm0 117h63c11 0 19-1 23-1 8-2 14-4 19-7 6-4 10-8 13-14 3-7 5-14 5-22 0-9-2-17-7-24s-12-12-20-15c-9-3-21-4-37-4h-59z">
          <text:p/>
        </draw:path>
        <draw:path draw:style-name="gr1" draw:layer="layout" svg:width="0.166cm" svg:height="0.105cm" svg:x="5.385cm" svg:y="11.081cm" svg:viewBox="0 0 167 106" svg:d="m167 29h-167v-29h167zm0 77h-167v-29h167z">
          <text:p/>
        </draw:path>
        <draw:path draw:style-name="gr1" draw:layer="layout" svg:width="0.092cm" svg:height="0.253cm" svg:x="5.708cm" svg:y="11.005cm" svg:viewBox="0 0 93 254" svg:d="m93 254h-31v-198c-7 7-17 14-29 21s-23 13-33 16v-30c17-8 32-18 45-29 13-12 23-23 28-34h20z">
          <text:p/>
        </draw:path>
        <draw:path draw:style-name="gr1" draw:layer="layout" svg:width="0.174cm" svg:height="0.252cm" svg:x="5.871cm" svg:y="11.006cm" svg:viewBox="0 0 175 253" svg:d="m110 253v-61h-110v-28l115-164h26v164h34v28h-34v61zm0-89v-114l-80 114z">
          <text:p/>
        </draw:path>
        <draw:path draw:style-name="gr1" draw:layer="layout" svg:width="0.174cm" svg:height="0.252cm" svg:x="6.067cm" svg:y="11.006cm" svg:viewBox="0 0 175 253" svg:d="m110 253v-61h-110v-28l115-164h26v164h34v28h-34v61zm0-89v-114l-80 114z">
          <text:p/>
        </draw:path>
        <draw:polygon draw:style-name="gr2" draw:layer="layout" svg:width="1.469cm" svg:height="1.469cm" svg:x="0.634cm" svg:y="10.041cm" svg:viewBox="0 0 1470 1470" draw:points="735,1470 0,1470 0,0 1470,0 1470,1470">
          <text:p/>
        </draw:polygon>
        <draw:path draw:style-name="gr2" draw:layer="layout" svg:width="1.659cm" svg:height="3.87cm" svg:x="2.232cm" svg:y="2.418cm" svg:viewBox="0 0 1660 3871" svg:d="m23 0c0 0-51 166 0 221 51 56 307 73 307 73v3209l511 368 435-405v-3143l128-29c205 55 256-128 256-128v-166zm1074 3429-145 55v-3143l145-47zm384-3272c-154 9-1126-102-1126-102h1126c0 0 153 92 0 102z">
          <text:p/>
        </draw:path>
        <draw:path draw:style-name="gr2" draw:layer="layout" svg:width="4.823cm" svg:height="4.359cm" svg:x="0.649cm" svg:y="3.674cm" svg:viewBox="0 0 4824 4360" svg:d="m4006 139v1l-12-9c-87-84-201-131-322-131-256 0-464 208-464 463 0 121 47 236 131 323l9 9c15 14 31 28 49 41 319 284 502 688 502 1112 0 820-667 1487-1487 1487s-1487-667-1487-1487c0-416 177-816 486-1097 132-88 209-232 209-388 0-255-208-463-463-463-123 0-238 47-325 133l-11 10-3-4c-520 459-818 1117-818 1809 0 1330 1082 2412 2412 2412s2412-1082 2412-2412c0-692-298-1350-818-1809z">
          <text:p/>
        </draw:path>
        <draw:path draw:style-name="gr2" draw:layer="layout" svg:width="2.778cm" svg:height="1.219cm" svg:x="10.02cm" svg:y="0.431cm" svg:viewBox="0 0 2779 1220" svg:d="m2751 555c-40-43-239-38-294-39-302-2-866 15-1148 15-11 0-50 19-44 35-200 0-306 1-548-2-131-1-443 15-451-216-4-116 102-218 227-342-80-24-160 29-241 74-39 39-66 65-99 98-122 178-170 358-141 538 110-21 192 130 115 201l-69 1c-33 0-59 34-58 74l2 160c1 41 28 68 60 68h348c32-1 58-34 57-75l-2-160c0-40-27-73-60-72h-43c-77-215 170-187 310-185 262 2 350 1 581 1 13 16 7 46 43 61 23 9 1412 6 1437 0s18-18 27-27c12-48 39-155-9-208zm-2343 388v170c0 0-5-111-50-118-46-7-20-52-20-52zm2328-312c0 0-41-14-74-35-71-46-1331-5-1331-5l36-30c0 0 1284-22 1328 0s41 70 41 70z">
          <text:p/>
        </draw:path>
        <draw:path draw:style-name="gr2" draw:layer="layout" svg:width="0.627cm" svg:height="0.745cm" svg:x="9.172cm" svg:y="1.947cm" svg:viewBox="0 0 628 746" svg:d="m591 637c25-36 37-79 37-129 0-33-9-63-27-88-19-26-46-49-82-68s-83-36-140-50c-50-12-87-22-115-30s-50-19-67-32c-18-13-26-30-26-51 0-23 11-43 35-58 23-14 52-22 86-22s60 6 80 17 37 26 51 45c17 21 32 38 45 48s28 15 46 15c25 0 44-6 58-19 13-13 20-29 20-49 0-18-7-38-19-57-13-20-33-38-58-55-25-16-57-29-94-39-38-10-81-15-129-15-60 0-112 10-155 29-42 19-75 46-96 78-22 32-33 67-33 103 0 40 12 75 35 102 24 28 55 51 95 68s92 34 155 50c57 14 99 28 124 43 26 16 39 41 39 76 0 23-13 43-38 60-24 17-56 26-94 26-46 0-84-9-111-25-27-17-50-42-70-76-9-17-19-30-29-39-9-9-23-13-42-13-21 0-38 7-52 20-13 14-20 30-20 49 0 30 11 60 33 90s57 55 104 75 104 30 169 30c69 0 129-9 177-28 47-18 84-45 108-81z">
          <text:p/>
        </draw:path>
        <draw:path draw:style-name="gr2" draw:layer="layout" svg:width="0.532cm" svg:height="1.022cm" svg:x="10.708cm" svg:y="1.671cm" svg:viewBox="0 0 533 1023" svg:d="m375 0c-61 0-109 8-143 23s-59 40-73 73-22 79-22 136v61h-48c-60 0-89 20-89 62 0 19 7 33 21 45s34 18 61 18h55v496c0 36 9 63 25 81 17 19 38 28 63 28 26 0 48-10 64-28 17-18 25-45 25-81v-496h50c33 0 58-4 76-12s26-25 26-54c0-40-33-59-102-59h-50v-49c0-37 5-67 15-87 10-21 33-32 69-32 12 0 27 1 45 4s30 4 37 4c14 0 26-5 37-17 10-11 16-25 16-41 0-50-54-75-158-75z">
          <text:p/>
        </draw:path>
        <draw:path draw:style-name="gr2" draw:layer="layout" svg:width="0.491cm" svg:height="0.998cm" svg:x="11.236cm" svg:y="1.694cm" svg:viewBox="0 0 492 999" svg:d="m492 911c0-16-5-30-16-41-11-12-24-17-38-17-10 0-24 2-42 6-19 4-34 6-45 6-22 0-37-6-47-17-9-10-15-24-17-40s-4-39-4-68v-346h40c36 0 64-5 82-15 19-9 28-25 28-48 0-18-7-33-20-44-13-12-32-18-57-18h-73v-131c0-31-1-55-5-72-3-16-10-29-22-41-18-16-39-25-61-25-16 0-31 4-44 11-12 8-22 18-29 30-7 11-11 25-13 42-1 17-2 40-2 70v116h-25c-27 0-48 6-62 18-13 11-20 26-20 44s6 33 20 45c13 12 32 18 58 18h29v361c0 57 4 103 14 137 9 33 28 60 57 78 29 19 72 29 129 29 60 0 107-8 139-23 31-16 46-37 46-65z">
          <text:p/>
        </draw:path>
        <draw:path draw:style-name="gr2" draw:layer="layout" svg:width="1.059cm" svg:height="0.745cm" svg:x="11.752cm" svg:y="1.947cm" svg:viewBox="0 0 1060 746" svg:d="m887 603 152-445c14-38 21-66 21-85s-8-37-23-51c-15-15-34-22-55-22s-37 5-48 14c-11 10-19 21-24 34s-11 35-19 64l-127 431-115-401c-11-39-20-66-26-81s-17-29-32-42-36-19-62-19-47 6-61 19c-15 13-26 26-31 40-6 15-14 43-26 83l-115 401-125-431c-12-41-24-71-35-88-9-16-29-24-58-24-22 0-41 8-56 23s-22 31-22 50c0 15 7 44 22 85l151 445c4 12 9 28 17 48 7 20 15 37 24 51 9 15 21 25 34 33 14 7 31 11 50 11 38 0 65-12 80-36 16-25 30-63 44-113l107-377 111 377c9 33 17 59 25 79 7 20 19 37 34 50 15 14 37 20 63 20s47-6 62-18c15-13 26-27 33-44 7-16 17-43 30-81z">
          <text:p/>
        </draw:path>
        <draw:path draw:style-name="gr2" draw:layer="layout" svg:width="0.703cm" svg:height="0.747cm" svg:x="12.881cm" svg:y="1.946cm" svg:viewBox="0 0 704 748" svg:d="m687 605c-12-38-18-76-18-111 1-37 1-71 1-101 1-30 1-68 1-111 0-68-10-123-29-164s-51-71-96-90c-46-18-111-28-191-28-72 0-134 10-182 30-48 19-83 44-106 74-22 30-34 61-34 93 0 19 7 35 22 48 14 12 31 19 51 19 21 0 35-4 41-11 7-9 19-26 36-52 17-27 39-47 63-61 24-13 61-20 109-20 56 0 94 12 112 36s28 61 30 111l1 3-4 1c-38 11-74 21-109 29-33 8-73 17-120 27-49 10-76 15-88 18-55 12-98 36-130 71-31 35-47 77-47 127 0 36 10 71 29 102 19 32 46 57 81 75s77 28 124 28c51 0 98-9 139-26 42-18 85-44 129-78l4-3 3 4c21 34 40 59 59 77 17 17 35 26 53 26 21 0 41-8 58-23s25-30 25-48c0-11-6-35-17-72zm-190-200c0 65-8 113-25 141-15 26-39 48-71 64-31 17-66 25-103 25-36 0-65-10-87-31s-34-46-34-75 10-51 29-67 39-26 59-32c20-5 56-13 108-24s92-22 118-32l7-2v33z">
          <text:p/>
        </draw:path>
        <draw:path draw:style-name="gr2" draw:layer="layout" svg:width="0.5cm" svg:height="0.745cm" svg:x="13.696cm" svg:y="1.947cm" svg:viewBox="0 0 501 746" svg:d="m449 29c-36-19-74-29-112-29s-68 10-90 28c-23 19-46 48-68 85l-8 14-1-16c-1-37-8-65-21-84-13-18-34-27-63-27-58 0-86 39-86 121v517c0 36 8 63 25 81 16 18 37 27 62 27 26 0 48-9 64-27 17-17 26-45 26-81v-155c0-56 1-104 5-142 4-39 10-73 20-102s24-51 42-66c31-25 76-30 140-9 32 10 43 12 48 12 17 0 33-7 47-21 15-14 22-31 22-53 0-30-17-54-52-73z">
          <text:p/>
        </draw:path>
        <draw:path draw:style-name="gr2" draw:layer="layout" svg:width="0.696cm" svg:height="0.747cm" svg:x="14.207cm" svg:y="1.946cm" svg:viewBox="0 0 697 748" svg:d="m667 613c13-21 19-40 19-56 0-18-5-31-16-41-11-9-25-14-43-14-17 0-29 3-38 11-23 22-42 39-56 51-15 13-31 25-48 37-18 11-36 19-55 25-19 5-40 8-62 8-34 0-66-9-94-26-28-16-50-41-67-74s-26-71-26-114v-4h368c47 0 85-7 111-21 25-13 37-42 37-86 0-50-13-99-38-147-25-47-64-87-115-117s-113-45-184-45c-55 0-106 9-151 27-45 17-84 43-114 76-31 33-55 73-71 119s-24 97-24 151c0 115 33 207 98 274s158 101 275 101c52 0 98-7 137-21 40-13 73-30 99-50s46-42 58-64zm-486-299c6-63 25-112 55-144 30-33 70-50 117-50 50 0 91 17 121 49s48 81 53 145v5h-347z">
          <text:p/>
        </draw:path>
        <draw:path draw:style-name="gr2" draw:layer="layout" svg:width="0.692cm" svg:height="0.745cm" svg:x="15.382cm" svg:y="1.946cm" svg:viewBox="0 0 693 746" svg:d="m673 594c13-25 20-50 20-72 0-18-7-36-21-52s-32-24-53-24c-18 0-33 5-45 16-13 12-25 28-36 48-21 36-45 63-72 81-27 17-60 26-98 26-29 0-55-5-78-16-24-11-45-27-61-49-17-20-30-46-39-76-8-29-13-62-13-97 0-76 18-136 52-179 34-44 80-66 136-66 39 0 71 9 97 26 25 18 49 44 72 79 12 17 24 30 34 37 9 8 21 11 35 11 22 0 42-7 57-21 16-15 24-32 24-54 0-20-8-43-22-68-14-24-35-48-63-70-27-21-61-39-100-53-40-14-84-21-131-21-77 0-143 16-198 47-55 32-97 77-126 134-29 58-44 125-44 200 0 111 32 200 95 266 64 66 153 99 266 99 53 0 102-7 144-21 42-15 78-34 106-57s49-48 62-74z">
          <text:p/>
        </draw:path>
        <draw:path draw:style-name="gr2" draw:layer="layout" svg:width="0.703cm" svg:height="0.747cm" svg:x="16.185cm" svg:y="1.946cm" svg:viewBox="0 0 704 748" svg:d="m687 605c-12-38-18-76-18-111 1-37 1-71 1-101 1-30 1-68 1-111 0-68-10-123-29-164s-51-71-96-90c-46-18-110-28-191-28-72 0-133 10-182 30-48 19-83 44-106 74-22 30-34 61-34 93 0 19 7 35 22 48 14 13 31 19 51 19 21 0 35-4 41-11 7-9 19-26 36-52 18-27 39-47 63-61 24-13 61-20 109-20 56 0 94 12 112 36s28 61 31 111v3l-4 1c-38 12-75 21-109 29-33 8-73 17-120 27-49 10-76 15-87 18-56 12-99 36-131 71-31 35-47 77-47 127 0 36 10 71 29 102s46 57 81 75 77 28 124 28c51 0 98-9 139-26 42-18 85-44 129-78l4-3 3 4c21 34 40 59 59 77 17 17 35 26 53 26 21 0 41-8 58-23s25-30 25-48c0-11-6-35-17-72zm-189-200c0 65-9 113-26 141-15 26-39 48-71 64-31 17-66 25-103 25-36 0-65-10-87-31-22-20-34-46-34-75s10-51 29-67 39-26 59-32c20-5 56-13 108-24s92-22 118-32l7-2z">
          <text:p/>
        </draw:path>
        <draw:path draw:style-name="gr2" draw:layer="layout" svg:width="0.5cm" svg:height="0.745cm" svg:x="17.001cm" svg:y="1.947cm" svg:viewBox="0 0 501 746" svg:d="m449 29c-36-19-74-29-112-29s-68 10-91 28c-22 19-45 48-67 85l-8 14v-16c-2-37-9-65-22-84-13-18-34-27-63-27-58 0-86 39-86 121v517c0 36 8 63 25 81 16 18 37 27 62 27 26 0 48-9 64-27 17-17 26-45 26-81v-155c0-56 2-104 5-142 4-39 10-73 20-102s24-51 42-66c31-25 76-30 140-9 32 10 43 12 48 12 16 0 33-7 47-21 15-14 22-31 22-53 0-30-17-54-52-73z">
          <text:p/>
        </draw:path>
        <draw:path draw:style-name="gr2" draw:layer="layout" svg:width="0.716cm" svg:height="1.021cm" svg:x="17.581cm" svg:y="1.947cm" svg:viewBox="0 0 717 1022" svg:d="m628 647c27-32 49-72 65-119s24-100 24-156c0-77-14-144-41-200-28-55-66-98-113-127s-99-44-155-44c-47 0-89 10-126 30s-73 52-107 94l-9 10v-35c0-33-8-58-23-75-16-16-36-25-61-25-26 0-46 8-60 25-15 16-22 42-22 76v802c0 39 5 69 16 90 11 19 32 29 66 29 57 0 84-39 84-118v-292l9 10c32 41 66 72 101 93 36 21 80 31 132 31 43 0 84-8 121-26 38-17 71-41 99-73zm-113-145c-16 36-38 64-64 82-27 19-57 28-89 28-53 0-98-21-133-63-36-42-54-101-54-176 0-79 18-140 54-181s81-62 133-62c33 0 64 9 91 29 27 19 49 47 64 83 15 35 23 78 23 128 0 51-9 95-25 132z">
          <text:p/>
        </draw:path>
        <draw:path draw:style-name="gr2" draw:layer="layout" svg:width="0.696cm" svg:height="0.747cm" svg:x="18.382cm" svg:y="1.946cm" svg:viewBox="0 0 697 748" svg:d="m667 613c13-21 19-40 19-56 0-18-5-31-16-41s-25-14-43-14c-17 0-29 3-38 11-23 22-42 39-56 51-15 13-31 25-48 37-18 11-36 19-55 25-19 5-40 8-62 8-34 0-66-9-94-26-28-16-50-41-67-74s-26-71-26-114v-4h368c47 0 85-7 111-21 25-13 37-42 37-86 0-50-13-99-38-147-25-47-64-87-115-117s-113-45-184-45c-56 0-106 9-151 27-45 17-83 43-114 76s-55 73-71 119-24 97-24 151c0 115 33 207 98 274s158 101 275 101c52 0 98-7 137-21 40-13 73-30 99-50s45-42 58-64zm-486-299c6-63 25-112 55-144 30-33 70-50 117-50 50 0 91 17 121 49s48 81 53 145v5h-347z">
          <text:p/>
        </draw:path>
        <draw:path draw:style-name="gr2" draw:layer="layout" svg:width="0.652cm" svg:height="0.745cm" svg:x="19.194cm" svg:y="1.947cm" svg:viewBox="0 0 653 746" svg:d="m653 292c0-40-2-74-5-100-4-26-12-50-24-72-18-38-47-68-84-89-38-20-81-31-129-31-50 0-94 10-132 30s-74 51-106 93l-8 11v-36c0-21-4-39-11-54-8-15-18-26-30-33-13-7-27-11-42-11-25 0-46 8-60 25-15 16-22 42-22 76v537c0 35 8 62 25 81 16 18 37 27 62 27 27 0 48-9 65-27 16-17 25-45 25-81v-233c0-77 4-128 13-156 13-36 34-64 62-84s59-30 93-30c53 0 88 17 106 51 17 33 26 81 26 142v310c0 35 8 62 25 81 16 18 38 27 64 27s46-9 63-27c16-18 24-45 24-81z">
          <text:p/>
        </draw:path>
        <draw:path draw:style-name="gr2" draw:layer="layout" svg:width="0.491cm" svg:height="0.998cm" svg:x="19.937cm" svg:y="1.694cm" svg:viewBox="0 0 492 999" svg:d="m492 911c0-17-5-30-16-41-11-12-24-17-37-17-11 0-25 2-43 6-19 4-34 6-45 6-22 0-37-6-47-17-9-10-15-24-17-40s-4-39-4-68v-346h40c36 0 64-5 83-15 18-9 27-25 27-48 0-18-7-33-20-44-13-12-32-18-57-18h-73v-131c0-31-1-55-5-72-3-16-10-29-22-41-18-16-39-25-61-25-16 0-31 4-43 11-13 8-23 18-30 30-7 11-11 25-13 42-1 17-2 40-2 70v116h-25c-27 0-48 6-62 18-13 11-20 26-20 44s6 33 20 45c13 12 32 18 58 18h29v361c0 57 4 103 14 137 9 33 28 60 57 78 29 19 72 29 129 29 60 0 107-8 139-23 31-16 46-37 46-65z">
          <text:p/>
        </draw:path>
        <draw:path draw:style-name="gr2" draw:layer="layout" svg:width="0.5cm" svg:height="0.745cm" svg:x="20.514cm" svg:y="1.947cm" svg:viewBox="0 0 501 746" svg:d="m449 29c-36-19-74-29-112-29s-68 10-91 28c-22 19-45 48-67 85l-8 14-1-16c-1-37-8-65-21-84-13-18-34-27-63-27-58 0-86 39-86 121v517c0 36 8 63 25 81 16 18 37 27 62 27 26 0 48-9 64-27 17-17 26-45 26-81v-155c0-56 1-104 5-142 4-39 10-73 20-102s24-51 42-66c31-25 76-30 140-9 32 10 43 12 48 12 16 0 33-7 47-21 15-14 22-31 22-53 0-30-17-54-52-73z">
          <text:p/>
        </draw:path>
        <draw:path draw:style-name="gr2" draw:layer="layout" svg:width="0.693cm" svg:height="1.021cm" svg:x="21.028cm" svg:y="1.947cm" svg:viewBox="0 0 694 1022" svg:d="m367 925c20-31 40-75 61-130l242-634c6-17 11-33 15-48 4-16 7-28 9-37 0-12-3-25-10-37s-16-21-28-28-25-11-39-11c-18 0-33 3-42 10-10 6-20 18-29 37s-20 47-32 81l-153 438-162-470c-10-32-22-56-35-72s-31-24-57-24c-15 0-29 4-42 12-14 7-25 18-32 31-8 13-12 27-12 42 0 14 7 38 21 70l229 578-17 43c-13 30-25 54-35 70s-21 28-34 34c-13 7-31 10-53 10-9 0-19-1-31-4-10-3-19-4-29-4-24 0-42 6-54 16-12 11-18 26-18 46 0 30 12 50 38 61 27 11 67 17 121 17 55 0 99-8 131-25s58-41 77-72z">
          <text:p/>
        </draw:path>
        <draw:path draw:style-name="gr2" draw:layer="layout" svg:width="0.275cm" svg:height="0.643cm" svg:x="10.141cm" svg:y="1.768cm" svg:viewBox="0 0 276 644" svg:d="m4 0c0 0-9 28 0 37 8 9 51 12 51 12v534l85 61 72-68v-522l22-5c34 9 42-21 42-21v-28zm178 570-24 10v-523l24-8zm64-544c-25 2-187-17-187-17h187c0 0 26 16 0 17z">
          <text:p/>
        </draw:path>
        <draw:path draw:style-name="gr2" draw:layer="layout" svg:width="0.801cm" svg:height="0.724cm" svg:x="9.878cm" svg:y="1.977cm" svg:viewBox="0 0 802 725" svg:d="m666 23v0l-2-1c-14-14-33-22-53-22-43 0-77 35-77 77 0 20 7 39 22 54l1 1c2 3 5 5 8 7 53 47 84 115 84 185 0 137-111 247-248 247-136 0-247-110-247-247 0-69 29-136 81-182 22-15 34-39 34-65 0-42-34-77-77-77-20 0-39 8-54 22l-1 2-1-1c-87 76-136 186-136 301 0 221 180 401 401 401s401-180 401-401c0-115-49-225-136-301z">
          <text:p/>
        </draw:path>
        <draw:path draw:style-name="gr2" draw:layer="layout" svg:width="0.17cm" svg:height="0.19cm" svg:x="4.255cm" svg:y="10.683cm" svg:viewBox="0 0 171 191" svg:d="m0 96c0-34 9-59 28-76 16-13 35-20 58-20 25 0 45 8 61 25 16 16 24 39 24 68 0 24-3 42-10 56-7 13-18 24-31 31-13 8-28 11-44 11-26 0-46-8-62-24-16-17-24-40-24-71zm32 0c0 23 5 41 15 52 10 12 23 18 39 18 15 0 28-6 38-18s16-29 16-53c0-23-6-40-16-52s-23-17-38-17c-16 0-29 5-39 17s-15 29-15 53z">
          <text:p/>
        </draw:path>
        <draw:path draw:style-name="gr2" draw:layer="layout" svg:width="0.098cm" svg:height="0.186cm" svg:x="4.463cm" svg:y="10.683cm" svg:viewBox="0 0 99 187" svg:d="m0 187v-183h28v28c7-13 14-22 20-26s12-6 20-6c10 0 21 3 31 10l-10 29c-8-5-15-7-23-7-7 0-13 2-18 6-6 4-10 10-12 17-3 11-5 23-5 36v96z">
          <text:p/>
        </draw:path>
        <draw:path draw:style-name="gr3" draw:layer="layout" svg:width="0.866cm" svg:height="1.03cm" svg:x="9.35cm" svg:y="7.219cm" svg:viewBox="0 0 867 1031" svg:d="m817 880c33-50 50-110 50-179 0-45-13-86-38-122-25-35-63-67-112-93s-116-50-194-69c-68-17-120-30-158-41-39-12-70-27-93-45-24-18-37-42-37-71 0-31 17-58 49-78 32-21 72-31 119-31 46 0 84 8 111 24 27 15 50 36 70 61 24 30 45 52 63 67 17 14 39 21 63 21 34 0 61-9 80-26 18-18 27-40 27-69 0-25-9-52-27-79-17-27-44-52-78-75-35-23-79-41-131-54-52-14-112-21-178-21-83 0-155 14-214 40-58 27-103 63-133 108-30 44-45 92-45 142 0 56 17 104 48 141 33 39 77 70 132 94 54 24 127 47 214 69 78 18 136 38 170 60 37 21 55 56 55 104 0 31-18 59-52 84-34 23-78 35-131 35-64 0-115-12-153-35-37-23-70-58-97-105-12-22-26-41-40-54-13-11-32-18-57-18-30 0-53 9-72 29-19 18-28 41-28 67 0 42 15 83 46 124 30 41 78 76 142 104 65 27 145 42 235 42 95 0 178-13 244-39 65-26 116-63 150-112z">
          <text:p/>
        </draw:path>
        <draw:path draw:style-name="gr3" draw:layer="layout" svg:width="0.734cm" svg:height="1.411cm" svg:x="11.471cm" svg:y="6.838cm" svg:viewBox="0 0 735 1412" svg:d="m517 0c-83 0-150 11-197 32-47 20-80 54-100 100-20 46-30 110-30 189v83h-68c-82 0-122 28-122 86 0 26 9 46 29 62 19 16 48 24 84 24h77v686c0 49 12 87 34 112 23 25 51 38 87 38 36 0 65-13 88-38 23-25 35-63 35-112v-686h69c44 0 80-5 105-16 24-10 35-35 35-74 0-55-46-82-140-82h-69v-67c0-52 6-92 20-120 14-30 47-44 95-44 17 0 38 2 63 5 24 4 41 6 51 6 19 0 36-8 51-24 14-16 21-34 21-56 0-69-73-104-218-104z">
          <text:p/>
        </draw:path>
        <draw:path draw:style-name="gr3" draw:layer="layout" svg:width="0.679cm" svg:height="1.378cm" svg:x="12.2cm" svg:y="6.871cm" svg:viewBox="0 0 680 1379" svg:d="m680 1258c0-23-8-42-23-57-16-16-32-23-52-23-13 0-33 3-58 7-26 6-48 9-63 9-29 0-51-8-64-22s-22-34-24-57c-3-21-5-53-5-93v-478h55c49 0 88-7 114-20 25-13 37-35 37-67 0-25-9-46-26-61-18-16-45-25-79-25h-101v-181c0-42-2-76-6-99-5-22-15-41-32-56-25-23-53-35-84-35-22 0-42 6-60 16s-32 23-41 40c-9 16-15 36-18 58-2 23-2 56-2 97v160h-35c-37 0-65 9-85 25s-28 36-28 61c0 26 9 46 27 62 18 16 45 25 81 25h40v498c0 79 6 143 18 190 13 45 39 82 79 108s101 39 179 39c83 0 148-11 192-32 43-21 64-50 64-89z">
          <text:p/>
        </draw:path>
        <draw:path draw:style-name="gr3" draw:layer="layout" svg:width="1.463cm" svg:height="1.03cm" svg:x="12.912cm" svg:y="7.219cm" svg:viewBox="0 0 1464 1031" svg:d="m1225 833 210-615c19-52 29-92 29-117 0-27-11-51-32-71s-47-30-75-30c-29 0-52 7-67 19-16 14-27 29-33 47-7 18-16 48-27 89l-176 595-158-555c-15-53-28-90-36-111-9-20-23-40-44-58-20-17-49-26-86-26-36 0-64 9-85 26-20 18-34 37-42 56-7 20-20 58-36 113l-158 555-174-595c-16-57-32-98-47-122-13-22-40-33-80-33-31 0-56 10-77 31s-31 44-31 70c0 21 10 61 30 117l208 615c6 16 14 38 24 66s21 51 34 71c13 19 28 34 47 45s42 16 69 16c53 0 89-18 110-51 21-34 42-87 61-155l147-521 153 520c12 45 24 82 34 110 11 27 27 50 48 69 22 18 51 28 88 28 36 0 64-9 85-27s36-37 45-59c10-23 24-61 42-112z">
          <text:p/>
        </draw:path>
        <draw:path draw:style-name="gr3" draw:layer="layout" svg:width="0.971cm" svg:height="1.031cm" svg:x="14.471cm" svg:y="7.217cm" svg:viewBox="0 0 972 1032" svg:d="m949 835c-16-53-25-104-25-153 1-51 1-98 2-139 0-42 0-94 0-154 0-94-13-169-40-226-25-56-70-97-133-124s-152-39-263-39c-100 0-184 14-250 41s-116 62-147 103c-32 41-47 85-47 128 0 27 10 48 29 66 20 18 44 26 71 26 30 0 49-5 58-15 9-11 26-36 49-71 24-37 54-65 87-84 33-19 84-28 150-28 77 0 129 17 155 49 25 34 39 85 42 153v5l-5 2c-52 15-103 28-150 40-45 10-101 23-166 36-68 14-105 22-121 25-76 17-137 49-180 98-43 48-65 107-65 175 0 50 13 98 39 142s65 78 113 103c49 26 106 38 170 38 72 0 136-12 193-35 57-24 117-60 179-108l5-5 4 7c28 46 56 82 81 106 24 23 49 35 73 35 30 0 57-10 80-31 24-20 35-42 35-67 0-14-8-48-23-99zm-262-276c0 90-12 156-35 196-21 35-54 65-98 88-43 22-91 34-143 34-49 0-89-15-120-43-31-28-46-63-46-104 0-39 13-70 39-92 27-22 54-37 82-44 28-7 78-18 150-34 71-15 125-30 163-44l8-2z">
          <text:p/>
        </draw:path>
        <draw:path draw:style-name="gr3" draw:layer="layout" svg:width="0.691cm" svg:height="1.03cm" svg:x="15.597cm" svg:y="7.219cm" svg:viewBox="0 0 692 1031" svg:d="m619 40c-49-27-101-40-154-40-51 0-94 13-125 39-31 27-62 66-93 118l-11 18-1-21c-2-51-11-90-29-116-18-26-47-38-87-38-80 0-119 55-119 166v715c0 50 12 87 35 112 22 25 51 38 86 38s65-13 88-38c23-24 35-62 35-112v-214c0-77 2-144 7-197 5-54 15-101 28-140 14-40 32-70 57-91 43-35 107-42 194-13 44 14 60 17 66 17 23 0 45-10 66-29 20-19 30-43 30-72 0-43-24-76-73-102z">
          <text:p/>
        </draw:path>
        <draw:path draw:style-name="gr3" draw:layer="layout" svg:width="0.962cm" svg:height="1.031cm" svg:x="16.301cm" svg:y="7.217cm" svg:viewBox="0 0 963 1032" svg:d="m921 847c18-30 27-57 27-78 0-25-8-43-23-57-14-13-34-20-59-20-23 0-40 5-53 16-32 30-58 53-78 71-20 18-42 34-66 50s-50 28-75 35c-27 7-55 11-87 11-46 0-89-12-128-35-39-23-70-58-94-103-23-45-35-98-36-157v-6h508c67 0 118-10 154-29 34-17 52-58 52-119 0-68-18-136-53-202-35-66-88-120-159-162s-156-62-255-62c-76 0-145 12-208 37-62 24-115 59-158 105-42 45-74 100-97 165-22 63-33 133-33 208 0 159 46 286 135 378s218 139 380 139c71 0 135-9 189-28s101-42 137-70c36-28 63-57 80-87zm-672-413c9-88 35-155 77-200 42-46 96-68 162-68 68 0 124 22 166 67 43 45 67 112 73 201l1 6h-479z">
          <text:p/>
        </draw:path>
        <draw:path draw:style-name="gr3" draw:layer="layout" svg:width="0.956cm" svg:height="1.03cm" svg:x="12.546cm" svg:y="8.539cm" svg:viewBox="0 0 957 1031" svg:d="m929 821c19-36 28-69 28-100 0-25-10-49-29-72-19-22-44-33-73-33-25 0-46 7-63 23s-34 38-49 65c-29 50-62 88-100 111-38 25-83 38-136 38-38 0-75-8-107-23s-61-38-85-67c-22-29-40-64-52-106-12-41-18-85-18-134 0-104 24-187 70-248 48-60 112-91 189-91 54 0 99 13 134 38 34 24 68 60 99 109 18 23 33 40 47 51s29 15 49 15c31 0 57-10 79-30 21-20 32-45 32-74s-10-60-30-93c-19-34-49-67-86-97-38-31-85-55-140-74-54-19-115-29-181-29-105 0-197 22-272 66-76 42-135 105-174 185-41 79-61 171-61 275 0 153 44 277 132 368 87 90 210 137 366 137 74 0 141-11 199-31 59-19 108-45 147-78 38-32 67-66 85-101z">
          <text:p/>
        </draw:path>
        <draw:path draw:style-name="gr3" draw:layer="layout" svg:width="0.971cm" svg:height="1.031cm" svg:x="13.656cm" svg:y="8.539cm" svg:viewBox="0 0 972 1032" svg:d="m949 835c-17-53-25-104-25-153 1-51 1-98 2-139 0-42 0-94 0-154 0-94-13-169-40-226-25-56-70-97-133-124-63-26-152-39-263-39-100 0-184 14-250 41s-116 62-147 103c-32 41-47 85-47 128 0 27 9 48 29 66 20 18 44 26 71 26 30 0 49-5 58-15 9-11 26-36 49-71 24-37 53-65 87-84s84-28 150-28c77 0 129 17 155 49 25 33 38 85 42 153v5l-5 2c-52 15-103 28-150 39-45 11-101 24-166 37-68 14-106 21-121 25-76 16-137 49-180 98-43 48-65 107-65 175 0 50 13 98 39 142s65 78 113 103c49 25 106 38 170 38 72 0 136-12 193-36 57-23 117-59 179-107l5-5 4 7c28 46 56 82 81 106 24 23 49 35 73 35 29 0 57-10 80-31 24-20 35-42 35-67 0-14-8-48-23-99zm-262-276c0 90-12 156-36 196-20 35-53 65-97 88-43 22-91 34-143 34-49 0-89-15-120-43-31-28-47-63-47-104 0-39 14-70 40-92 26-22 54-37 82-44 28-7 78-18 149-34 72-15 126-30 164-44l8-2z">
          <text:p/>
        </draw:path>
        <draw:path draw:style-name="gr3" draw:layer="layout" svg:width="0.691cm" svg:height="1.03cm" svg:x="14.782cm" svg:y="8.541cm" svg:viewBox="0 0 692 1031" svg:d="m619 40c-49-27-101-40-154-40-51 0-94 13-125 39-31 27-62 66-93 118l-11 18-1-21c-2-51-11-90-29-116-18-26-47-38-87-38-80 0-119 55-119 167v714c0 50 12 88 34 112 23 25 51 38 87 38 35 0 65-13 88-38 23-24 35-62 35-112v-214c0-77 2-144 7-197 5-54 15-101 28-140 14-39 33-70 57-90 43-36 107-42 194-14 44 14 60 17 66 17 23 0 45-10 66-29 20-19 30-43 30-72 0-43-24-76-73-102z">
          <text:p/>
        </draw:path>
        <draw:path draw:style-name="gr3" draw:layer="layout" svg:width="0.989cm" svg:height="1.41cm" svg:x="15.583cm" svg:y="8.541cm" svg:viewBox="0 0 990 1411" svg:d="m866 893c38-44 69-99 91-164 22-66 33-138 33-215 0-106-19-199-57-276s-90-136-155-176c-66-40-137-60-215-60-65 0-123 14-174 41-51 27-100 71-148 130l-11 13v-49c0-44-11-78-33-102-22-23-50-35-84-35-35 0-63 12-83 34-20 23-30 59-30 105v1107c0 55 8 97 23 124 14 28 44 41 90 41 79 0 117-53 117-163v-403l11 14c45 56 92 99 141 128 48 29 110 44 181 44 60 0 116-13 168-36s97-58 135-102zm-154-201c-22 51-53 89-90 114-37 26-78 39-122 39-73 0-135-30-185-88-48-57-73-138-73-242 0-109 25-193 74-250 50-57 111-86 184-86 46 0 88 14 125 41 38 26 67 64 89 114 21 49 31 109 31 177 0 70-11 132-33 181z">
          <text:p/>
        </draw:path>
        <draw:path draw:style-name="gr3" draw:layer="layout" svg:width="0.962cm" svg:height="1.031cm" svg:x="16.688cm" svg:y="8.539cm" svg:viewBox="0 0 963 1032" svg:d="m922 847c17-30 26-57 26-78 0-25-8-43-22-57-15-13-35-20-60-20-23 0-40 6-53 16-32 30-57 53-77 71-21 18-43 35-67 50-24 16-50 28-75 35-26 7-55 11-87 11-46 0-89-12-128-35-39-23-70-58-93-103-24-45-36-98-36-157l-1-6h508c67 0 118-9 154-29 34-17 52-58 52-119 0-68-18-136-53-202-35-66-88-120-159-162s-156-62-255-62c-76 0-145 12-207 37s-116 59-158 105c-43 45-75 100-97 165-23 63-34 133-34 208 0 159 46 286 135 378s218 139 380 139c71 0 135-9 190-28 54-18 100-42 136-70 36-28 63-57 81-87zm-672-413c8-87 34-155 76-200 42-46 96-68 162-68 68 0 125 22 166 67 43 45 67 112 74 201v6h-479z">
          <text:p/>
        </draw:path>
        <draw:path draw:style-name="gr3" draw:layer="layout" svg:width="0.901cm" svg:height="1.03cm" svg:x="17.81cm" svg:y="8.541cm" svg:viewBox="0 0 902 1031" svg:d="m902 403c0-55-3-102-8-138-5-35-16-69-32-99-26-53-65-94-117-123-52-29-112-43-178-43-69 0-129 14-182 41-52 27-101 71-145 130l-12 15v-51c0-29-5-54-16-74-10-20-24-36-41-46-17-10-37-15-58-15-35 0-63 12-83 34-20 23-30 59-30 105v742c0 48 12 85 34 111 23 26 52 39 86 39 37 0 66-13 89-38 23-24 35-62 35-112v-322c0-106 6-177 19-216 18-49 46-88 85-115 39-28 82-42 128-42 73 0 122 23 147 70 24 46 36 112 36 198v427c0 48 11 85 34 111 22 26 52 39 88 39 36 0 65-13 87-38 23-25 34-62 34-112z">
          <text:p/>
        </draw:path>
        <draw:path draw:style-name="gr3" draw:layer="layout" svg:width="0.679cm" svg:height="1.378cm" svg:x="18.835cm" svg:y="8.192cm" svg:viewBox="0 0 680 1379" svg:d="m680 1258c0-23-8-42-23-57-16-16-32-23-52-23-13 0-33 2-58 7-27 6-47 9-63 9-29 0-50-8-64-22-13-15-22-34-24-57-3-22-5-53-5-93v-478h55c50 0 88-7 114-20 25-13 37-35 37-67 0-25-9-46-26-61-18-16-45-25-79-25h-101v-181c0-43-2-76-6-99-5-21-16-41-32-56-25-23-53-35-84-35-22 0-42 6-60 16s-32 23-41 40c-9 16-15 36-18 58-2 23-2 56-2 97v160h-35c-37 0-65 9-85 25s-28 36-28 61c0 26 9 46 27 62 18 16 45 25 81 25h40v498c0 79 6 143 18 190 13 45 40 82 79 108 40 26 101 39 179 39 83 0 148-11 192-32 43-21 64-51 64-89z">
          <text:p/>
        </draw:path>
        <draw:path draw:style-name="gr3" draw:layer="layout" svg:width="0.691cm" svg:height="1.03cm" svg:x="19.632cm" svg:y="8.541cm" svg:viewBox="0 0 692 1031" svg:d="m619 40c-49-27-101-40-154-40-51 0-94 13-125 39-31 27-62 66-93 118l-11 18-1-21c-2-51-11-90-29-116-18-26-47-38-87-38-80 0-119 55-119 167v714c0 50 12 88 34 112 23 25 51 38 87 38 35 0 65-13 88-38 23-24 35-62 35-112v-214c0-77 2-144 7-197 5-54 15-101 28-140 14-39 33-70 57-90 43-36 107-42 194-14 44 14 60 17 66 17 23 0 45-10 66-29 20-19 30-43 30-72 0-43-24-76-73-102z">
          <text:p/>
        </draw:path>
        <draw:path draw:style-name="gr3" draw:layer="layout" svg:width="0.957cm" svg:height="1.41cm" svg:x="20.342cm" svg:y="8.541cm" svg:viewBox="0 0 958 1411" svg:d="m507 1278c27-44 56-104 84-180l335-876c8-23 14-45 20-66 5-22 9-39 12-51 0-17-5-35-14-51s-22-30-39-40c-17-9-34-14-52-14-26 0-46 4-60 13-13 9-27 26-39 52-13 27-28 64-44 111l-212 605-223-649c-14-43-31-77-49-99s-43-33-78-33c-20 0-40 6-59 16-19 11-33 25-44 43-10 18-16 37-16 58 0 20 10 52 29 97l316 797-24 60c-18 43-33 75-47 96-14 23-30 39-48 49-18 9-42 13-72 13-12 0-28-2-44-6-13-3-26-5-39-5-34 0-59 7-75 23-17 14-25 35-25 63 0 41 17 68 52 83 37 16 93 24 168 24 75 0 136-12 180-34 44-23 80-56 107-99z">
          <text:p/>
        </draw:path>
        <draw:path draw:style-name="gr3" draw:layer="layout" svg:width="0.38cm" svg:height="0.888cm" svg:x="10.689cm" svg:y="6.972cm" svg:viewBox="0 0 381 889" svg:d="m5 0c0 0-12 38 0 51 11 13 71 17 71 17v736l117 85 99-93v-722l30-6c47 12 59-30 59-30v-38zm247 788-33 12v-721l33-11zm88-752c-35 2-259-23-259-23h259c0 0 35 21 0 23z">
          <text:p/>
        </draw:path>
        <draw:path draw:style-name="gr3" draw:layer="layout" svg:width="1.107cm" svg:height="1.001cm" svg:x="10.325cm" svg:y="7.261cm" svg:viewBox="0 0 1108 1002" svg:d="m920 32v0l-3-2c-20-19-46-30-73-30-59 0-107 48-107 106 0 29 11 55 30 75l2 2c4 3 7 6 11 9 73 66 115 159 115 255 0 189-153 342-341 342-188 0-341-153-341-342 0-95 40-187 111-252 30-20 48-53 48-89 0-58-48-106-106-106-29 0-55 11-75 30l-3 3v-1c-120 105-188 257-188 415 0 306 249 555 554 555 305 0 554-249 554-555 0-158-68-310-188-415z">
          <text:p/>
        </draw:path>
        <draw:path draw:style-name="gr2" draw:layer="layout" svg:width="3.835cm" svg:height="1.684cm" svg:x="10.572cm" svg:y="5.2cm" svg:viewBox="0 0 3836 1685" svg:d="m3799 767c-55-60-330-54-407-54-417-4-1196 21-1584 20-16 0-70 27-61 49-276 0-424 0-757-2-180-2-612 19-623-300-5-160 141-301 314-472-111-33-222 41-333 103-54 53-91 89-137 134-168 247-234 495-194 744 152-29 265 179 158 277l-96 2c-44 0-80 46-79 103l3 220c1 56 38 94 83 94h479c46-1 81-47 80-103l-3-222c-1-56-38-101-82-100l-60 1c-106-298 235-258 427-256 363 3 483 2 803 2 18 22 9 63 59 83 31 13 1950 9 1984 0 35-7 25-24 38-36 16-67 54-215-12-287zm-3236 536v233c0 0-6-152-69-162s-27-71-27-71zm3214-432c0 0-56-19-102-48-98-63-1837-7-1837-7l49-41c0 0 1773-31 1834 0 61 30 56 96 56 9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8-02T13:46:40</dc:date>
    <meta:document-statistic meta:object-count="71"/>
    <meta:generator>LibreOffice/3.6$MacOSX_x86 LibreOffice_project/da8c1e6-fd468f4-454e206-f42a4a9-143cfd</meta:generator>
  </office:meta>
</office:document-meta>
</file>